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rebuchet MS" svg:font-family="'Trebuchet MS'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476cm" fo:text-indent="0cm" style:auto-text-indent="false"/>
    </style:style>
    <style:style style:name="T1" style:family="text">
      <style:text-properties fo:font-variant="normal" fo:text-transform="none" fo:color="#000000" style:font-name="Trebuchet MS" fo:font-size="9.75pt" fo:letter-spacing="normal" fo:font-style="normal" fo:font-weight="normal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76b900" style:font-name="Trebuchet MS" fo:font-size="9.75pt" fo:letter-spacing="normal" fo:font-style="normal" style:text-underline-style="solid" style:text-underline-width="auto" style:text-underline-color="font-color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www.theconnectivist.com/2013/10/moores-law-is-dead-the-future-of-computing/">http://www.theconnectivist.com/2013/10/moores-law-is-dead-the-future-of-computing/</text:a></text:p>
      <text:p text:style-name="Standard"/>
      <text:p text:style-name="Standard"><text:a xlink:type="simple" xlink:href="http://www.britannica.com/EBchecked/topic/705881/Moores-law">http://www.britannica.com/EBchecked/topic/705881/Moores-law</text:a></text:p>
      <text:p text:style-name="Standard"/>
      <text:p text:style-name="Standard"><text:a xlink:type="simple" xlink:href="http://www.investopedia.com/terms/m/mooreslaw.asp">http://www.investopedia.com/terms/m/mooreslaw.asp</text:a></text:p>
      <text:p text:style-name="Standard"/>
      <text:p text:style-name="Standard"><text:a xlink:type="simple" xlink:href="http://www.forbes.com/2010/04/29/moores-law-computing-processing-opinions-contributors-bill-dally.html">http://www.forbes.com/2010/04/29/moores-law-computing-processing-opinions-contributors-bill-dally.html</text:a></text:p>
      <text:p text:style-name="Standard"/>
      <text:p text:style-name="Standard"><text:a xlink:type="simple" xlink:href="http://www.pcworld.com/article/2033671/breaking-moores-law-how-chipmakers-are-pushing-pcs-to-blistering-new-levels.html">http://www.pcworld.com/article/2033671/breaking-moores-law-how-chipmakers-are-pushing-pcs-to-blistering-new-levels.html</text:a></text:p>
      <text:p text:style-name="Standard"/>
      <text:p text:style-name="Standard"><text:a xlink:type="simple" xlink:href="http://www.mooreslaw.org/">http://www.mooreslaw.org/</text:a></text:p>
      <text:p text:style-name="Standard"/>
      <text:p text:style-name="P1"><text:span text:style-name="T1">CUDA is NVIDIA’s parallel computing architecture that enables dramatic increases in computing performance by harnessing the power of the GPU (graphics processing unit).</text:span> </text:p>
      <text:p text:style-name="P1"/>
      <text:p text:style-name="P1"><text:span text:style-name="T1">The </text:span><text:a xlink:type="simple" xlink:href="http://developer.nvidia.com/cuda" office:target-frame-name="_blank" xlink:show="new"><text:span text:style-name="T3">CUDA®</text:span></text:a><text:span text:style-name="T2">  </text:span><text:span text:style-name="T1">parallel computing platform provides a few simple C and C++ extensions that enable expressing fine-grained and coarse-grained data and task parallelism</text:span> </text:p>
      <text:p text:style-name="Standard"/>
      <text:p text:style-name="Standard"><text:a xlink:type="simple" xlink:href="http://www.nvidia.co.uk/object/cuda-parallel-computing-uk.html">http://www.nvidia.co.uk/object/cuda-parallel-computing-uk.html</text:a></text:p>
      <text:p text:style-name="Standard"/>
      <text:p text:style-name="Standard"><text:a xlink:type="simple" xlink:href="https://www.olcf.ornl.gov/kb_articles/history-of-the-gpgpu/">https://www.olcf.ornl.gov/kb_articles/history-of-the-gpgpu/</text:a></text:p>
      <text:p text:style-name="Standard"/>
      <text:p text:style-name="Standard"><text:a xlink:type="simple" xlink:href="http://www.extremetech.com/computing/116561-the-death-of-cpu-scaling-from-one-core-to-many-and-why-were-still-stuck">http://www.extremetech.com/computing/116561-the-death-of-cpu-scaling-from-one-core-to-many-and-why-were-still-stuck</text:a></text:p>
      <text:p text:style-name="Standard"/>
      <text:p text:style-name="Standard"><text:a xlink:type="simple" xlink:href="https://www.khronos.org/opencl/">https://www.khronos.org/opencl/</text:a></text:p>
      <text:p text:style-name="Standard"/>
      <text:p text:style-name="Standard"><text:a xlink:type="simple" xlink:href="http://streamcomputing.eu/knowledge/what-is/opencl/">http://streamcomputing.eu/knowledge/what-is/opencl/</text:a></text:p>
      <text:p text:style-name="Standard"/>
      <text:p text:style-name="Standard"><text:a xlink:type="simple" xlink:href="http://www.amd.com/uk/Documents/FirePro_OpenCL_Whitepaper.pdf">http://www.amd.com/uk/Documents/FirePro_OpenCL_Whitepaper.pdf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rebuchet MS" svg:font-family="'Trebuchet MS'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Nunes</meta:initial-creator>
    <meta:creation-date>2014-03-21T19:38:56.57</meta:creation-date>
    <dc:date>2014-03-22T15:19:42.40</dc:date>
    <dc:creator>Matthew Nunes</dc:creator>
    <meta:editing-duration>PT4H19M2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14" meta:word-count="58" meta:character-count="1147"/>
  </office:meta>
</office:document-meta>
</file>